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3cm" fo:margin-left="0.492cm" table:align="left"/>
    </style:style>
    <style:style style:name="Таблица1.A" style:family="table-column">
      <style:table-column-properties style:column-width="5.689cm"/>
    </style:style>
    <style:style style:name="Таблица1.B" style:family="table-column">
      <style:table-column-properties style:column-width="6.15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0a7849"/>
    </style:style>
    <style:style style:name="P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paragraph-rsid="000a7849"/>
    </style:style>
    <style:style style:name="P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font-style="normal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normal" officeooo:rsid="00087fcd" officeooo:paragraph-rsid="00087fcd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fo:font-style="normal" officeooo:rsid="00087fcd" officeooo:paragraph-rsid="00087fcd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a5458" officeooo:paragraph-rsid="000a5458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a5458" officeooo:paragraph-rsid="000a7849" style:font-size-asian="12.25pt" style:font-size-complex="14pt"/>
    </style:style>
    <style:style style:name="P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a5458" officeooo:paragraph-rsid="000f748d" style:font-size-asian="12.25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5458" officeooo:paragraph-rsid="000a5458" style:font-size-asian="12.25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5458" officeooo:paragraph-rsid="000a7849" style:font-size-asian="12.25pt" style:font-size-complex="14pt"/>
    </style:style>
    <style:style style:name="P1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f748d" officeooo:paragraph-rsid="000f748d" style:font-size-asian="12.25pt" style:font-size-complex="14pt"/>
    </style:style>
    <style:style style:name="P1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0f748d" officeooo:paragraph-rsid="000f748d" style:font-size-asian="12.25pt" style:font-size-complex="14pt"/>
    </style:style>
    <style:style style:name="P1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029f1" officeooo:paragraph-rsid="001029f1" style:font-size-asian="12.25pt" style:font-size-complex="14pt"/>
    </style:style>
    <style:style style:name="P1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029f1" officeooo:paragraph-rsid="0014b285" style:font-size-asian="12.25pt" style:font-size-complex="14pt"/>
    </style:style>
    <style:style style:name="P1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77451" officeooo:paragraph-rsid="00177451" style:font-size-asian="12.25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language="ru" fo:country="RU" officeooo:rsid="000d8ffa" officeooo:paragraph-rsid="000d8ffa"/>
    </style:style>
    <style:style style:name="P17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18" style:family="paragraph" style:parent-style-name="Standard" style:master-page-name="">
      <style:paragraph-properties fo:margin-left="0.508cm" fo:margin-right="0.529cm" fo:line-height="150%" fo:text-align="justify" style:justify-single-word="false" fo:text-indent="1.499cm" style:auto-text-indent="false" style:page-number="auto"/>
      <style:text-properties fo:font-size="14pt" fo:language="ru" fo:country="RU" officeooo:rsid="000a5458" officeooo:paragraph-rsid="000a5458" style:font-size-asian="12.25pt" style:font-size-complex="14pt"/>
    </style:style>
    <style:style style:name="P19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officeooo:rsid="00062918" officeooo:paragraph-rsid="00062918" style:font-size-asian="14pt" style:font-size-complex="14pt"/>
    </style:style>
    <style:style style:name="P20" style:family="paragraph" style:parent-style-name="Table_20_Contents">
      <style:paragraph-properties fo:margin-left="0.265cm" fo:margin-right="0.088cm" fo:text-align="start" style:justify-single-word="false" fo:text-indent="0cm" style:auto-text-indent="false" text:number-lines="false" text:line-number="0"/>
      <style:text-properties fo:font-size="14pt" officeooo:rsid="00062918" officeooo:paragraph-rsid="00062918" style:font-size-asian="14pt" style:font-size-complex="14pt"/>
    </style:style>
    <style:style style:name="P21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fo:language="en" fo:country="US" officeooo:rsid="00062918" officeooo:paragraph-rsid="00062918" style:font-size-asian="14pt" style:font-size-complex="14pt"/>
    </style:style>
    <style:style style:name="P23" style:family="paragraph" style:parent-style-name="Table_20_Contents">
      <style:paragraph-properties fo:margin-left="0.265cm" fo:margin-right="0.088cm" fo:text-align="center" style:justify-single-word="false" fo:text-indent="0cm" style:auto-text-indent="false" text:number-lines="false" text:line-number="0"/>
      <style:text-properties fo:font-size="14pt" fo:language="ru" fo:country="RU" officeooo:rsid="00062918" officeooo:paragraph-rsid="00062918" style:font-size-asian="14pt" style:font-size-complex="14pt"/>
    </style:style>
    <style:style style:name="P24" style:family="paragraph" style:parent-style-name="Table_20_Contents">
      <style:paragraph-properties fo:margin-left="0.288cm" fo:margin-right="0.088cm" fo:text-align="center" style:justify-single-word="false" fo:text-indent="0cm" style:auto-text-indent="false" text:number-lines="false" text:line-number="0"/>
      <style:text-properties fo:font-size="14pt" officeooo:rsid="00062918" officeooo:paragraph-rsid="00062918" style:font-size-asian="14pt" style:font-size-complex="14pt"/>
    </style:style>
    <style:style style:name="P25" style:family="paragraph" style:parent-style-name="Standard" style:master-page-name="">
      <style:paragraph-properties fo:margin-left="0.508cm" fo:margin-right="0.529cm" fo:line-height="150%" fo:text-indent="1.499cm" style:auto-text-indent="false" style:page-number="auto"/>
      <style:text-properties fo:font-size="14pt" fo:language="ru" fo:country="RU" officeooo:rsid="00062918" style:font-size-asian="12.25pt" style:font-size-complex="14pt"/>
    </style:style>
    <style:style style:name="P26" style:family="paragraph" style:parent-style-name="Standard" style:master-page-name="">
      <style:paragraph-properties fo:margin-left="0.508cm" fo:margin-right="0.529cm" fo:line-height="150%" fo:text-align="justify" style:justify-single-word="false" fo:text-indent="1.499cm" style:auto-text-indent="false" style:page-number="auto"/>
      <style:text-properties fo:font-size="14pt" officeooo:rsid="00062918" style:font-size-asian="12.25pt" style:font-size-complex="14pt"/>
    </style:style>
    <style:style style:name="P27" style:family="paragraph" style:parent-style-name="Standard" style:master-page-name="">
      <style:paragraph-properties fo:margin-left="0.508cm" fo:margin-right="0.529cm" fo:line-height="200%" fo:text-indent="1.499cm" style:auto-text-indent="false" style:page-number="auto"/>
    </style:style>
    <style:style style:name="P28" style:family="paragraph" style:parent-style-name="Standard" style:master-page-name="">
      <style:paragraph-properties fo:margin-left="0.508cm" fo:margin-right="0.529cm" fo:line-height="150%" fo:text-align="justify" style:justify-single-word="false" fo:text-indent="1.522cm" style:auto-text-indent="false" style:page-number="auto"/>
      <style:text-properties fo:font-size="14pt" fo:language="ru" fo:country="RU" officeooo:rsid="00062918" style:font-size-asian="12.25pt" style:font-size-complex="14pt"/>
    </style:style>
    <style:style style:name="P2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62918" officeooo:paragraph-rsid="00062918" style:font-size-asian="12.25pt" style:font-size-complex="14pt"/>
    </style:style>
    <style:style style:name="P30" style:family="paragraph" style:parent-style-name="Standard">
      <style:paragraph-properties fo:margin-left="0.508cm" fo:margin-right="0.529cm" fo:line-height="100%" fo:text-align="end" style:justify-single-word="false" fo:text-indent="0cm" style:auto-text-indent="false"/>
      <style:text-properties fo:font-size="14pt" fo:language="ru" fo:country="RU" officeooo:rsid="00062918" officeooo:paragraph-rsid="00062918" style:font-size-asian="12.25pt" style:font-size-complex="14pt"/>
    </style:style>
    <style:style style:name="P3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normal" officeooo:rsid="000a7849" officeooo:paragraph-rsid="000a7849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62918" style:font-size-asian="12.25pt" style:font-size-complex="14pt"/>
    </style:style>
    <style:style style:name="P33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fo:font-style="normal" officeooo:rsid="0009b8e3" officeooo:paragraph-rsid="00087fcd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margin-left="0.508cm" fo:margin-right="0.529cm" fo:line-height="150%" fo:text-align="center" style:justify-single-word="false" fo:text-indent="0cm" style:auto-text-indent="false" fo:break-before="page"/>
      <style:text-properties fo:font-size="14pt" fo:language="ru" fo:country="RU" fo:font-style="normal" officeooo:rsid="000a7849" officeooo:paragraph-rsid="000a7849" style:font-size-asian="12.25pt" style:font-style-asian="normal" style:font-size-complex="14pt" style:font-style-complex="normal"/>
    </style:style>
    <style:style style:name="P35" style:family="paragraph" style:parent-style-name="Standard" style:master-page-name="">
      <style:paragraph-properties fo:margin-left="0.508cm" fo:margin-right="0.529cm" fo:line-height="150%" fo:text-align="justify" style:justify-single-word="false" fo:text-indent="1.478cm" style:auto-text-indent="false" style:page-number="auto"/>
      <style:text-properties fo:font-size="14pt" officeooo:rsid="00062918" style:font-size-asian="12.25pt" style:font-size-complex="14pt"/>
    </style:style>
    <style:style style:name="P36" style:family="paragraph">
      <style:paragraph-properties style:writing-mode="lr-tb"/>
    </style:style>
    <style:style style:name="P37" style:family="paragraph">
      <style:paragraph-properties fo:text-align="center" style:writing-mode="lr-tb"/>
      <style:text-properties fo:font-size="24pt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40" style:family="paragraph">
      <style:paragraph-properties fo:text-align="center">
        <style:tab-stops/>
      </style:paragraph-properties>
    </style:style>
    <style:style style:name="P4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4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fo:language="en" fo:country="US" officeooo:rsid="00062918" style:font-size-asian="12.25pt" style:font-size-complex="14pt"/>
    </style:style>
    <style:style style:name="T2" style:family="text">
      <style:text-properties fo:font-size="14pt" fo:language="en" fo:country="US" officeooo:rsid="000a7849" style:font-size-asian="12.25pt" style:font-size-complex="14pt"/>
    </style:style>
    <style:style style:name="T3" style:family="text">
      <style:text-properties fo:font-size="14pt" fo:language="en" fo:country="US" fo:font-style="italic" officeooo:rsid="000a7849" style:font-size-asian="12.25pt" style:font-style-asian="italic" style:font-size-complex="14pt" style:font-style-complex="italic"/>
    </style:style>
    <style:style style:name="T4" style:family="text">
      <style:text-properties fo:font-size="14pt" fo:language="ru" fo:country="RU" officeooo:rsid="00062918" style:font-size-asian="12.25pt" style:font-size-complex="14pt"/>
    </style:style>
    <style:style style:name="T5" style:family="text">
      <style:text-properties fo:font-size="14pt" fo:language="ru" fo:country="RU" officeooo:rsid="000a7849" style:font-size-asian="12.25pt" style:font-size-complex="14pt"/>
    </style:style>
    <style:style style:name="T6" style:family="text">
      <style:text-properties fo:font-size="14pt" fo:language="ru" fo:country="RU" officeooo:rsid="0018244e" style:font-size-asian="12.25pt" style:font-size-complex="14pt"/>
    </style:style>
    <style:style style:name="T7" style:family="text">
      <style:text-properties fo:font-size="14pt" fo:language="ru" fo:country="RU" fo:font-style="normal" officeooo:rsid="000a7849" style:font-size-asian="12.25pt" style:font-style-asian="normal" style:font-size-complex="14pt" style:font-style-complex="normal"/>
    </style:style>
    <style:style style:name="T8" style:family="text">
      <style:text-properties fo:font-size="14pt" fo:font-style="normal" style:font-size-asian="12.25pt" style:font-style-asian="normal" style:font-size-complex="14pt" style:font-style-complex="normal"/>
    </style:style>
    <style:style style:name="T9" style:family="text">
      <style:text-properties fo:font-size="14pt" fo:font-style="normal" officeooo:rsid="000a7849" style:font-size-asian="12.25pt" style:font-style-asian="normal" style:font-size-complex="14pt" style:font-style-complex="normal"/>
    </style:style>
    <style:style style:name="T10" style:family="text">
      <style:text-properties officeooo:rsid="00062918"/>
    </style:style>
    <style:style style:name="T11" style:family="text">
      <style:text-properties officeooo:rsid="0009b8e3"/>
    </style:style>
    <style:style style:name="T12" style:family="text">
      <style:text-properties officeooo:rsid="000a7849"/>
    </style:style>
    <style:style style:name="T13" style:family="text">
      <style:text-properties officeooo:rsid="001029f1"/>
    </style:style>
    <style:style style:name="T1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14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14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14">№ </text:span><text:span text:style-name="T14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14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14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14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15">2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16">КР-АПИ(Ф)НГТУ-210200.65-(АВР09-1)-08-13</text:span></text:p>
          </draw:text-box>
        </draw:frame>
      </draw:g>
      <draw:g text:anchor-type="page" text:anchor-page-number="2" draw:z-index="7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14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14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14">№ </text:span><text:span text:style-name="T14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14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14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14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15">2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16">КР-АПИ(Ф)НГТУ-210200.65-(АВР09-1)-08-13</text:span></text:p>
          </draw:text-box>
        </draw:frame>
      </draw:g>
      <draw:g text:anchor-type="page" text:anchor-page-number="3" draw:z-index="26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14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14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14">№ </text:span><text:span text:style-name="T14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14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14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14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15">2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16">КР-АПИ(Ф)НГТУ-210200.65-(АВР09-1)-08-13</text:span></text:p>
          </draw:text-box>
        </draw:frame>
      </draw:g>
      <text:p text:style-name="P17"/>
      <text:p text:style-name="P27"><text:span text:style-name="T1">7 </text:span><text:span text:style-name="T4">Проверочные расчеты</text:span></text:p>
      <text:p text:style-name="P25">7.1 Массогабаритный расчет</text:p>
      <text:p text:style-name="P28">Расчет массы и габаритов произведен с использованием справочных данных. Результаты приведены в таблице 7.1</text:p>
      <text:p text:style-name="P29">Таблица 7.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19">Наименование</text:p>
          </table:table-cell>
          <table:table-cell table:style-name="Таблица1.A1" office:value-type="string">
            <text:p text:style-name="P24">Масса, г</text:p>
          </table:table-cell>
          <table:table-cell table:style-name="Таблица1.C1" office:value-type="string">
            <text:p text:style-name="P19">Габариты (ДхШхВ), мм</text:p>
          </table:table-cell>
        </table:table-row>
        <table:table-row>
          <table:table-cell table:style-name="Таблица1.A2" office:value-type="string">
            <text:p text:style-name="P19">С1</text:p>
          </table:table-cell>
          <table:table-cell table:style-name="Таблица1.A2" office:value-type="string">
            <text:p text:style-name="P24">0,1</text:p>
          </table:table-cell>
          <table:table-cell table:style-name="Таблица1.C2" office:value-type="string">
            <text:p text:style-name="P19">2х2х0,6</text:p>
          </table:table-cell>
        </table:table-row>
        <table:table-row>
          <table:table-cell table:style-name="Таблица1.A2" office:value-type="string">
            <text:p text:style-name="P22">DD1</text:p>
          </table:table-cell>
          <table:table-cell table:style-name="Таблица1.A2" office:value-type="string">
            <text:p text:style-name="P24">0,02</text:p>
          </table:table-cell>
          <table:table-cell table:style-name="Таблица1.C2" office:value-type="string">
            <text:p text:style-name="P19">1,25х1,25х0,85</text:p>
          </table:table-cell>
        </table:table-row>
        <table:table-row>
          <table:table-cell table:style-name="Таблица1.A2" office:value-type="string">
            <text:p text:style-name="P22">VD1</text:p>
          </table:table-cell>
          <table:table-cell table:style-name="Таблица1.A2" office:value-type="string">
            <text:p text:style-name="P24">0,05</text:p>
          </table:table-cell>
          <table:table-cell table:style-name="Таблица1.C2" office:value-type="string">
            <text:p text:style-name="P19">1х1х0,8</text:p>
          </table:table-cell>
        </table:table-row>
        <table:table-row>
          <table:table-cell table:style-name="Таблица1.A2" office:value-type="string">
            <text:p text:style-name="P22">VT1</text:p>
          </table:table-cell>
          <table:table-cell table:style-name="Таблица1.A2" office:value-type="string">
            <text:p text:style-name="P24">0,01</text:p>
          </table:table-cell>
          <table:table-cell table:style-name="Таблица1.C2" office:value-type="string">
            <text:p text:style-name="P19">0,5х0,5х0,6</text:p>
          </table:table-cell>
        </table:table-row>
        <table:table-row>
          <table:table-cell table:style-name="Таблица1.A2" office:value-type="string">
            <text:p text:style-name="P23">Подложка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C2" office:value-type="string">
            <text:p text:style-name="P19">16х10х0,6</text:p>
          </table:table-cell>
        </table:table-row>
        <table:table-row>
          <table:table-cell table:style-name="Таблица1.A2" office:value-type="string">
            <text:p text:style-name="P19">Корпус</text:p>
          </table:table-cell>
          <table:table-cell table:style-name="Таблица1.A2" office:value-type="string">
            <text:p text:style-name="P24">5,1</text:p>
          </table:table-cell>
          <table:table-cell table:style-name="Таблица1.C2" office:value-type="string">
            <text:p text:style-name="P19">19,5х22,0х5,0</text:p>
          </table:table-cell>
        </table:table-row>
        <table:table-row>
          <table:table-cell table:style-name="Таблица1.A2" office:value-type="string">
            <text:p text:style-name="P20">Итого:</text:p>
          </table:table-cell>
          <table:table-cell table:style-name="Таблица1.A2" office:value-type="string">
            <text:p text:style-name="P24">5,53</text:p>
          </table:table-cell>
          <table:table-cell table:style-name="Таблица1.C2" office:value-type="string">
            <text:p text:style-name="P21"/>
          </table:table-cell>
        </table:table-row>
      </table:table>
      <text:p text:style-name="P30"/>
      <text:p text:style-name="P26">Полученные значения массы удовлетворяет техническому заданию. Кроме того габаритный размеры навесных компонентов и подложки позволяет разместить плату в выбранном типоразмере корпуса МСБ.</text:p>
      <text:p text:style-name="P35">7.2 Тепловой расчет</text:p>
      <text:p text:style-name="P26">Конструкция должна быть выполнена такой, чтобы теплота, которая выделяется при её функционировании, не приводила к отказам. Основным критерием является степень нагрева компонентов, которая не должна превышать предельную для данного компонента величину. Сначала определим перегрев корпуса по формуле:</text:p>
      <text:p text:style-name="P3"><text:span text:style-name="T10"><draw:frame draw:style-name="fr1" draw:name="Объект1" text:anchor-type="as-char" svg:y="-0.377cm" svg:width="2.21cm" svg:height="0.53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,</text:span></text:p>
      <text:p text:style-name="P4"><text:span text:style-name="T10">г</text:span>де <draw:frame draw:style-name="fr1" draw:name="Объект2" text:anchor-type="as-char" svg:y="-0.377cm" svg:width="0.676cm" svg:height="0.474cm" draw:z-index="2"><draw:object xlink:href="./Object 2" xlink:type="simple" xlink:show="embed" xlink:actuate="onLoad"/><draw:image xlink:href="./ObjectReplacements/Object 2" xlink:type="simple" xlink:show="embed" xlink:actuate="onLoad"/></draw:frame>– суммарная мощность, которая рассеивается на плате; <draw:frame draw:style-name="fr1" draw:name="Объект3" text:anchor-type="as-char" svg:y="-0.377cm" svg:width="0.713cm" svg:height="0.533cm" draw:z-index="3"><draw:object xlink:href="./Object 3" xlink:type="simple" xlink:show="embed" xlink:actuate="onLoad"/><draw:image xlink:href="./ObjectReplacements/Object 3" xlink:type="simple" xlink:show="embed" xlink:actuate="onLoad"/></draw:frame>– тепловое сопротивление корпуса, которое определяется как:</text:p>
      <text:p text:style-name="P5"><draw:frame draw:style-name="fr1" draw:name="Объект4" text:anchor-type="as-char" svg:y="-0.619cm" svg:width="2.013cm" svg:height="1.064cm" draw:z-index="4"><draw:object xlink:href="./Object 4" xlink:type="simple" xlink:show="embed" xlink:actuate="onLoad"/><draw:image xlink:href="./ObjectReplacements/Object 4" xlink:type="simple" xlink:show="embed" xlink:actuate="onLoad"/></draw:frame>,</text:p>
      <text:p text:style-name="P4">где <draw:frame draw:style-name="fr1" draw:name="Объект5" text:anchor-type="as-char" svg:y="-0.215cm" svg:width="0.482cm" svg:height="0.242cm" draw:z-index="5"><draw:object xlink:href="./Object 5" xlink:type="simple" xlink:show="embed" xlink:actuate="onLoad"/><draw:image xlink:href="./ObjectReplacements/Object 5" xlink:type="simple" xlink:show="embed" xlink:actuate="onLoad"/></draw:frame>– коэффициент теплопередачи <text:span text:style-name="T11">(для теплоотвода конвекцией через корпус коэффициент примерно </text:span>равен <text:span text:style-name="T11">20); </text:span><text:span text:style-name="T11"><draw:frame draw:style-name="fr1" draw:name="Объект6" text:anchor-type="as-char" svg:y="-0.377cm" svg:width="0.646cm" svg:height="0.533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1">– площадь теплоотводящей стороны корпуса. Тогда выражение для определения перегрева корпуса можно записать следующим образом:</text:span></text:p>
      <text:p text:style-name="P33"/>
      <text:p text:style-name="P32"><draw:frame draw:style-name="fr1" draw:name="Объект7" text:anchor-type="as-char" svg:y="-0.626cm" svg:width="8.484cm" svg:height="1.596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8">Далее определим перегрев каждого компонента и сделаем вывод о тепловом режиме. Перегрев можно определить по формуле:</text:p>
      <text:p text:style-name="P6"><draw:frame draw:style-name="fr1" draw:name="Объект8" text:anchor-type="as-char" svg:y="-0.377cm" svg:width="2.671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</text:p>
      <text:p text:style-name="P9">где <draw:frame draw:style-name="fr1" draw:name="Объект9" text:anchor-type="as-char" svg:y="-0.377cm" svg:width="0.699cm" svg:height="0.531cm" draw:z-index="10"><draw:object xlink:href="./Object 9" xlink:type="simple" xlink:show="embed" xlink:actuate="onLoad"/><draw:image xlink:href="./ObjectReplacements/Object 9" xlink:type="simple" xlink:show="embed" xlink:actuate="onLoad"/></draw:frame>– рассеиваемая элементов мощность; <draw:frame draw:style-name="fr1" draw:name="Объект10" text:anchor-type="as-char" svg:y="-0.377cm" svg:width="1.182cm" svg:height="0.531cm" draw:z-index="11"><draw:object xlink:href="./Object 10" xlink:type="simple" xlink:show="embed" xlink:actuate="onLoad"/><draw:image xlink:href="./ObjectReplacements/Object 10" xlink:type="simple" xlink:show="embed" xlink:actuate="onLoad"/></draw:frame>– эффективное тепловое сопротивление, которое в свою очередь определяется следующим выражением:</text:p>
      <text:p text:style-name="P6"><draw:frame draw:style-name="fr1" draw:name="Объект11" text:anchor-type="as-char" svg:y="-0.377cm" svg:width="3.418cm" svg:height="0.531cm" draw:z-index="12"><draw:object xlink:href="./Object 11" xlink:type="simple" xlink:show="embed" xlink:actuate="onLoad"/><draw:image xlink:href="./ObjectReplacements/Object 11" xlink:type="simple" xlink:show="embed" xlink:actuate="onLoad"/></draw:frame>,</text:p>
      <text:p text:style-name="P10">где <draw:frame draw:style-name="fr1" draw:name="Объект12" text:anchor-type="as-char" svg:y="-0.377cm" svg:width="0.674cm" svg:height="0.53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– тепловое сопротивление; <draw:frame draw:style-name="fr1" draw:name="Объект13" text:anchor-type="as-char" svg:y="-0.377cm" svg:width="1.476cm" svg:height="0.483cm" draw:z-index="14"><draw:object xlink:href="./Object 13" xlink:type="simple" xlink:show="embed" xlink:actuate="onLoad"/><draw:image xlink:href="./ObjectReplacements/Object 13" xlink:type="simple" xlink:show="embed" xlink:actuate="onLoad"/></draw:frame>– <text:span text:style-name="T12">функция, учитывающая зависимость эффективности теплоотвода от габаритов элемента. Для элементов, с толщиной много менее длины или ширины значение данной функции принимается за единицу. Причем тепловое сопротивление </text:span><text:span text:style-name="T12"><draw:frame draw:style-name="fr1" draw:name="Объект14" text:anchor-type="as-char" svg:y="-0.377cm" svg:width="0.674cm" svg:height="0.53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определяется следующим выражением:</text:span></text:p>
      <text:p text:style-name="P7"><draw:frame draw:style-name="fr1" draw:name="Объект15" text:anchor-type="as-char" svg:y="-0.737cm" svg:width="3.545cm" svg:height="1.169cm" draw:z-index="16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"><text:span text:style-name="T5">где </text:span><text:span text:style-name="T5"><draw:frame draw:style-name="fr1" draw:name="Объект16" text:anchor-type="as-char" svg:y="-0.377cm" svg:width="0.66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5">и </text:span><text:span text:style-name="T5"><draw:frame draw:style-name="fr1" draw:name="Объект17" text:anchor-type="as-char" svg:y="-0.377cm" svg:width="0.646cm" svg:height="0.53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толщины, а </text:span><text:span text:style-name="T5"><draw:frame draw:style-name="fr1" draw:name="Объект19" text:anchor-type="as-char" svg:y="-0.316cm" svg:width="0.691cm" svg:height="0.469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">и</text:span><text:span text:style-name="T5"><draw:frame draw:style-name="fr1" draw:name="Объект20" text:anchor-type="as-char" svg:y="-0.318cm" svg:width="0.677cm" svg:height="0.47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">коэффициенты теплопередачи подложки и клеевого слоя соответственно; </text:span><text:span text:style-name="T3">l</text:span><text:span text:style-name="T2"> </text:span><text:span text:style-name="T5">и </text:span><text:span text:style-name="T3">b </text:span><text:span text:style-name="T7">длина и ширина компонента соответственно. Определим тепловое сопротивление каждого компонента:</text:span></text:p>
      <text:p text:style-name="P31"/>
      <text:p text:style-name="P2"><text:span text:style-name="T7"><draw:frame draw:style-name="fr1" draw:name="Объект18" text:anchor-type="as-char" svg:y="-0.734cm" svg:width="10.892cm" svg:height="1.171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7"><draw:frame draw:style-name="fr1" draw:name="Объект21" text:anchor-type="as-char" svg:y="-0.734cm" svg:width="10.906cm" svg:height="1.17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7"><draw:frame draw:style-name="fr1" draw:name="Объект22" text:anchor-type="as-char" svg:y="-0.734cm" svg:width="10.56cm" svg:height="1.17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7"><draw:frame draw:style-name="fr1" draw:name="Объект23" text:anchor-type="as-char" svg:y="-0.734cm" svg:width="10.592cm" svg:height="1.171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7"><draw:frame draw:style-name="fr1" draw:name="Объект24" text:anchor-type="as-char" svg:y="-0.734cm" svg:width="10.897cm" svg:height="1.171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34"/>
      <text:p text:style-name="P2"><text:span text:style-name="T7"><draw:frame draw:style-name="fr1" draw:name="Объект25" text:anchor-type="as-char" svg:y="-0.734cm" svg:width="10.807cm" svg:height="1.17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7"><draw:frame draw:style-name="fr1" draw:name="Объект26" text:anchor-type="as-char" svg:y="-0.734cm" svg:width="11.85cm" svg:height="1.17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7"><draw:frame draw:style-name="fr1" draw:name="Объект27" text:anchor-type="as-char" svg:y="-0.734cm" svg:width="10.79cm" svg:height="1.17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7"><draw:frame draw:style-name="fr1" draw:name="Объект28" text:anchor-type="as-char" svg:y="-0.734cm" svg:width="11.434cm" svg:height="1.17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16"><text:span text:style-name="T9">И</text:span><text:span text:style-name="T8">спользуя вычисленные значения тепловых сопротивлений определим перегрев компонентов:</text:span></text:p>
      <text:p text:style-name="P8"><draw:frame draw:style-name="fr1" draw:name="Объект29" text:anchor-type="as-char" svg:y="-0.437cm" svg:width="4.023cm" svg:height="0.593cm" draw:z-index="33"><draw:object xlink:href="./Object 29" xlink:type="simple" xlink:show="embed" xlink:actuate="onLoad"/><draw:image xlink:href="./ObjectReplacements/Object 29" xlink:type="simple" xlink:show="embed" xlink:actuate="onLoad"/></draw:frame><draw:frame draw:style-name="fr1" draw:name="Объект30" text:anchor-type="as-char" svg:y="-0.437cm" svg:width="4.221cm" svg:height="0.593cm" draw:z-index="34"><draw:object xlink:href="./Object 30" xlink:type="simple" xlink:show="embed" xlink:actuate="onLoad"/><draw:image xlink:href="./ObjectReplacements/Object 30" xlink:type="simple" xlink:show="embed" xlink:actuate="onLoad"/></draw:frame><draw:frame draw:style-name="fr1" draw:name="Объект31" text:anchor-type="as-char" svg:y="-0.437cm" svg:width="3.787cm" svg:height="0.593cm" draw:z-index="37"><draw:object xlink:href="./Object 31" xlink:type="simple" xlink:show="embed" xlink:actuate="onLoad"/><draw:image xlink:href="./ObjectReplacements/Object 31" xlink:type="simple" xlink:show="embed" xlink:actuate="onLoad"/></draw:frame></text:p>
      <text:p text:style-name="P8"><draw:frame draw:style-name="fr1" draw:name="Объект32" text:anchor-type="as-char" svg:y="-0.437cm" svg:width="4.653cm" svg:height="0.593cm" draw:z-index="38"><draw:object xlink:href="./Object 32" xlink:type="simple" xlink:show="embed" xlink:actuate="onLoad"/><draw:image xlink:href="./ObjectReplacements/Object 32" xlink:type="simple" xlink:show="embed" xlink:actuate="onLoad"/></draw:frame><draw:frame draw:style-name="fr1" draw:name="Объект33" text:anchor-type="as-char" svg:y="-0.437cm" svg:width="3.226cm" svg:height="0.593cm" draw:z-index="39"><draw:object xlink:href="./Object 33" xlink:type="simple" xlink:show="embed" xlink:actuate="onLoad"/><draw:image xlink:href="./ObjectReplacements/Object 33" xlink:type="simple" xlink:show="embed" xlink:actuate="onLoad"/></draw:frame></text:p>
      <text:p text:style-name="P8"><draw:frame draw:style-name="fr1" draw:name="Объект34" text:anchor-type="as-char" svg:y="-0.437cm" svg:width="3.477cm" svg:height="0.593cm" draw:z-index="35"><draw:object xlink:href="./Object 34" xlink:type="simple" xlink:show="embed" xlink:actuate="onLoad"/><draw:image xlink:href="./ObjectReplacements/Object 34" xlink:type="simple" xlink:show="embed" xlink:actuate="onLoad"/></draw:frame><draw:frame draw:style-name="fr1" draw:name="Объект35" text:anchor-type="as-char" svg:y="-0.437cm" svg:width="3.715cm" svg:height="0.593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6"><draw:frame draw:style-name="fr1" draw:name="Объект36" text:anchor-type="as-char" svg:y="-0.437cm" svg:width="3.642cm" svg:height="0.593cm" draw:z-index="31"><draw:object xlink:href="./Object 36" xlink:type="simple" xlink:show="embed" xlink:actuate="onLoad"/><draw:image xlink:href="./ObjectReplacements/Object 36" xlink:type="simple" xlink:show="embed" xlink:actuate="onLoad"/><svg:desc>формула</svg:desc></draw:frame><draw:frame draw:style-name="fr1" draw:name="Объект37" text:anchor-type="as-char" svg:y="-0.437cm" svg:width="3.812cm" svg:height="0.593cm" draw:z-index="32"><draw:object xlink:href="./Object 37" xlink:type="simple" xlink:show="embed" xlink:actuate="onLoad"/><draw:image xlink:href="./ObjectReplacements/Object 37" xlink:type="simple" xlink:show="embed" xlink:actuate="onLoad"/></draw:frame></text:p>
      <text:p text:style-name="P11">Далее определим температуры элементов при максимальной температуре окружающей среды (согласно ТЗ). <text:span text:style-name="T13">Температура элемента определяется следующим выражением</text:span>:</text:p>
      <text:p text:style-name="P12"><draw:frame draw:style-name="fr1" draw:name="Объект38" text:anchor-type="as-char" svg:y="-0.377cm" svg:width="3.127cm" svg:height="0.531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13">Подставив численные значение в формулу получим:</text:p>
      <text:p text:style-name="P14"><draw:frame draw:style-name="fr1" draw:name="Объект39" text:anchor-type="as-char" svg:y="-0.437cm" svg:width="5.847cm" svg:height="0.593cm" draw:z-index="41"><draw:object xlink:href="./Object 39" xlink:type="simple" xlink:show="embed" xlink:actuate="onLoad"/><draw:image xlink:href="./ObjectReplacements/Object 39" xlink:type="simple" xlink:show="embed" xlink:actuate="onLoad"/><svg:desc>формула</svg:desc></draw:frame><draw:frame draw:style-name="fr1" draw:name="Объект40" text:anchor-type="as-char" svg:y="-0.437cm" svg:width="5.831cm" svg:height="0.593cm" draw:z-index="4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14"><draw:frame draw:style-name="fr1" draw:name="Объект41" text:anchor-type="as-char" svg:y="-0.437cm" svg:width="5.84cm" svg:height="0.593cm" draw:z-index="43"><draw:object xlink:href="./Object 41" xlink:type="simple" xlink:show="embed" xlink:actuate="onLoad"/><draw:image xlink:href="./ObjectReplacements/Object 41" xlink:type="simple" xlink:show="embed" xlink:actuate="onLoad"/></draw:frame><draw:frame draw:style-name="fr1" draw:name="Объект42" text:anchor-type="as-char" svg:y="-0.437cm" svg:width="6.274cm" svg:height="0.593cm" draw:z-index="44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><draw:frame draw:style-name="fr1" draw:name="Объект43" text:anchor-type="as-char" svg:y="-0.437cm" svg:width="5.736cm" svg:height="0.593cm" draw:z-index="45"><draw:object xlink:href="./Object 43" xlink:type="simple" xlink:show="embed" xlink:actuate="onLoad"/><draw:image xlink:href="./ObjectReplacements/Object 43" xlink:type="simple" xlink:show="embed" xlink:actuate="onLoad"/></draw:frame><draw:frame draw:style-name="fr1" draw:name="Объект44" text:anchor-type="as-char" svg:y="-0.437cm" svg:width="5.53cm" svg:height="0.593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4"><draw:frame draw:style-name="fr1" draw:name="Объект45" text:anchor-type="as-char" svg:y="-0.437cm" svg:width="5.75cm" svg:height="0.593cm" draw:z-index="47"><draw:object xlink:href="./Object 45" xlink:type="simple" xlink:show="embed" xlink:actuate="onLoad"/><draw:image xlink:href="./ObjectReplacements/Object 45" xlink:type="simple" xlink:show="embed" xlink:actuate="onLoad"/></draw:frame><draw:frame draw:style-name="fr1" draw:name="Объект46" text:anchor-type="as-char" svg:y="-0.437cm" svg:width="5.68cm" svg:height="0.593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14"><draw:frame draw:style-name="fr1" draw:name="Объект47" text:anchor-type="as-char" svg:y="-0.437cm" svg:width="5.847cm" svg:height="0.593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15">Тепловой расчет показал, что при максимальной температуре окружающей среды, которая согласно ТЗ равна +50 градусов цельсия, перегрев элементов не превышает предельно допустимого знач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6T23:38:59.214000000</dc:date>
    <meta:editing-duration>PT2H11M56S</meta:editing-duration>
    <meta:editing-cycles>19</meta:editing-cycles>
    <meta:generator>LibreOffice/4.1.3.2$Windows_x86 LibreOffice_project/70feb7d99726f064edab4605a8ab840c50ec57a</meta:generator>
    <meta:document-statistic meta:table-count="1" meta:image-count="0" meta:object-count="47" meta:page-count="3" meta:paragraph-count="58" meta:word-count="293" meta:character-count="2370" meta:non-whitespace-character-count="2112"/>
  </office:meta>
</office:document-meta>
</file>

<file path=Object 1/content.xml><?xml version="1.0" encoding="utf-8"?>
<math xmlns="http://www.w3.org/1998/Math/MathML">
  <semantics>
    <mrow>
      <mrow>
        <msub>
          <mo stretchy="false">Θ</mo>
          <mi>K</mi>
        </msub>
        <mo stretchy="false">=</mo>
        <mrow>
          <msub>
            <mi>P</mi>
            <mo stretchy="false">Σ</mo>
          </msub>
          <mo stretchy="false">⋅</mo>
          <msub>
            <mi>R</mi>
            <mi>K</mi>
          </msub>
        </mrow>
      </mrow>
    </mrow>
    <annotation encoding="StarMath 5.0">%THETA_K = P_%SIGMA cdot R_K</annotation>
  </semantics>
</math>
</file>

<file path=Object 10/content.xml><?xml version="1.0" encoding="utf-8"?>
<math xmlns="http://www.w3.org/1998/Math/MathML">
  <semantics>
    <mrow>
      <msub>
        <mi>R</mi>
        <mrow>
          <mi>Т</mi>
          <mi mathvariant="italic">эфф</mi>
        </mrow>
      </msub>
    </mrow>
    <annotation encoding="StarMath 5.0">R_{Т эфф}</annotation>
  </semantics>
</math>
</file>

<file path=Object 11/content.xml><?xml version="1.0" encoding="utf-8"?>
<math xmlns="http://www.w3.org/1998/Math/MathML">
  <semantics>
    <mrow>
      <mrow>
        <msub>
          <mi>R</mi>
          <mrow>
            <mi>T</mi>
            <mi mathvariant="italic">эфф</mi>
          </mrow>
        </msub>
        <mo stretchy="false">=</mo>
        <mrow>
          <msub>
            <mi>R</mi>
            <mi>T</mi>
          </msub>
          <mo stretchy="false">⋅</mo>
          <mo stretchy="false">γ</mo>
        </mrow>
      </mrow>
      <mrow>
        <mo stretchy="false">(</mo>
        <mrow>
          <mi>q</mi>
          <mi>,</mi>
          <mi>r</mi>
        </mrow>
        <mo stretchy="false">)</mo>
      </mrow>
    </mrow>
    <annotation encoding="StarMath 5.0">R_{T эфф} = R_T cdot %gamma (q, r)</annotation>
  </semantics>
</math>
</file>

<file path=Object 12/content.xml><?xml version="1.0" encoding="utf-8"?>
<math xmlns="http://www.w3.org/1998/Math/MathML">
  <semantics>
    <mrow>
      <msub>
        <mi>R</mi>
        <mrow>
          <mi>Т</mi>
        </mrow>
      </msub>
    </mrow>
    <annotation encoding="StarMath 5.0">R_{Т}</annotation>
  </semantics>
</math>
</file>

<file path=Object 13/content.xml><?xml version="1.0" encoding="utf-8"?>
<math xmlns="http://www.w3.org/1998/Math/MathML">
  <semantics>
    <mrow>
      <mo stretchy="false">γ</mo>
      <mrow>
        <mo stretchy="false">(</mo>
        <mrow>
          <mi>q</mi>
          <mi>,</mi>
          <mi>r</mi>
        </mrow>
        <mo stretchy="false">)</mo>
      </mrow>
    </mrow>
    <annotation encoding="StarMath 5.0">%gamma (q, r)</annotation>
  </semantics>
</math>
</file>

<file path=Object 14/content.xml><?xml version="1.0" encoding="utf-8"?>
<math xmlns="http://www.w3.org/1998/Math/MathML">
  <semantics>
    <mrow>
      <msub>
        <mi>R</mi>
        <mrow>
          <mi>Т</mi>
        </mrow>
      </msub>
    </mrow>
    <annotation encoding="StarMath 5.0">R_{Т}</annotation>
  </semantics>
</math>
</file>

<file path=Object 15/content.xml><?xml version="1.0" encoding="utf-8"?>
<math xmlns="http://www.w3.org/1998/Math/MathML">
  <semantics>
    <mrow>
      <mrow>
        <msub>
          <mi>R</mi>
          <mi>T</mi>
        </msub>
        <mo stretchy="false">=</mo>
        <mrow>
          <mfenced open="(" close=")">
            <mrow>
              <mrow>
                <mfrac>
                  <msub>
                    <mi>h</mi>
                    <mi>П</mi>
                  </msub>
                  <msub>
                    <mo stretchy="false">λ</mo>
                    <mi>П</mi>
                  </msub>
                </mfrac>
                <mo stretchy="false">+</mo>
                <mfrac>
                  <msub>
                    <mi>h</mi>
                    <mi>К</mi>
                  </msub>
                  <msub>
                    <mo stretchy="false">λ</mo>
                    <mi>К</mi>
                  </msub>
                </mfrac>
              </mrow>
            </mrow>
          </mfenced>
          <mo stretchy="false">⋅</mo>
          <mrow>
            <mfrac>
              <mn>1</mn>
              <mrow>
                <mrow>
                  <mi>l</mi>
                  <mo stretchy="false">⋅</mo>
                  <mi>b</mi>
                </mrow>
              </mrow>
            </mfrac>
          </mrow>
        </mrow>
      </mrow>
    </mrow>
    <annotation encoding="StarMath 5.0">R_T = left ( h_П over %lambda_П + h_К over %lambda_К right ) cdot {1 over {l cdot b}}</annotation>
  </semantics>
</math>
</file>

<file path=Object 16/content.xml><?xml version="1.0" encoding="utf-8"?>
<math xmlns="http://www.w3.org/1998/Math/MathML">
  <semantics>
    <mrow>
      <msub>
        <mi>h</mi>
        <mi>П</mi>
      </msub>
    </mrow>
    <annotation encoding="StarMath 5.0">h_П</annotation>
  </semantics>
</math>
</file>

<file path=Object 17/content.xml><?xml version="1.0" encoding="utf-8"?>
<math xmlns="http://www.w3.org/1998/Math/MathML">
  <semantics>
    <mrow>
      <msub>
        <mi>h</mi>
        <mi>К</mi>
      </msub>
    </mrow>
    <annotation encoding="StarMath 5.0">h_К</annotation>
  </semantics>
</math>
</file>

<file path=Object 18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,3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784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1 = left (

{0,6 cdot 10^-3} over {1,5} +
{0,1 cdot 10^-3} over {0,9}

right ) cdot {1 over {{0,5 cdot 10^-3}  cdot {1,3 cdot 10^-3}}} cdot 1 
= 784 {K over {Вт cdot м}}</annotation>
  </semantics>
</math>
</file>

<file path=Object 19/content.xml><?xml version="1.0" encoding="utf-8"?>
<math xmlns="http://www.w3.org/1998/Math/MathML">
  <semantics>
    <mrow>
      <msub>
        <mo stretchy="false">λ</mo>
        <mi>П</mi>
      </msub>
    </mrow>
    <annotation encoding="StarMath 5.0">%lambda_П</annotation>
  </semantics>
</math>
</file>

<file path=Object 2/content.xml><?xml version="1.0" encoding="utf-8"?>
<math xmlns="http://www.w3.org/1998/Math/MathML">
  <semantics>
    <mrow>
      <msub>
        <mi>P</mi>
        <mo stretchy="false">Σ</mo>
      </msub>
    </mrow>
    <annotation encoding="StarMath 5.0">P_%SIGMA</annotation>
  </semantics>
</math>
</file>

<file path=Object 20/content.xml><?xml version="1.0" encoding="utf-8"?>
<math xmlns="http://www.w3.org/1998/Math/MathML">
  <semantics>
    <mrow>
      <msub>
        <mo stretchy="false">λ</mo>
        <mi>К</mi>
      </msub>
    </mrow>
    <annotation encoding="StarMath 5.0">%lambda_К</annotation>
  </semantics>
</math>
</file>

<file path=Object 21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2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9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944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2 = left (

{0,6 cdot 10^-3} over {1,5} +
{0,1 cdot 10^-3} over {0,9}

right ) cdot {1 over {{0,9 cdot 10^-3}  cdot {0,6 cdot 10^-3}}} cdot 1 
= 944 {K over {Вт cdot м}}</annotation>
  </semantics>
</math>
</file>

<file path=Object 22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3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3,3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155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3 = left (

{0,6 cdot 10^-3} over {1,5} +
{0,1 cdot 10^-3} over {0,9}

right ) cdot {1 over {{3,3 cdot 10^-3}  cdot {1 cdot 10^-3}}} cdot 1 
= 155 {K over {Вт cdot м}}</annotation>
  </semantics>
</math>
</file>

<file path=Object 23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4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4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3,3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38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4 = left (

{0,6 cdot 10^-3} over {1,5} +
{0,1 cdot 10^-3} over {0,9}

right ) cdot {1 over {{4 cdot 10^-3}  cdot {3,36 cdot 10^-3}}} cdot 1 
= 38 {K over {Вт cdot м}}</annotation>
  </semantics>
</math>
</file>

<file path=Object 24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R5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9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3,4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1</mn>
          </mrow>
        </mrow>
        <mo stretchy="false">=</mo>
        <mn>167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R5 = left (

{0,6 cdot 10^-3} over {1,5} +
{0,1 cdot 10^-3} over {0,9}

right ) cdot {1 over {{0,9 cdot 10^-3}  cdot {3,4 cdot 10^-3}}} cdot 1 
= 167 {K over {Вт cdot м}}</annotation>
  </semantics>
</math>
</file>

<file path=Object 25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С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2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2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85</mn>
          </mrow>
        </mrow>
        <mo stretchy="false">=</mo>
        <mn>108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С1 = left (

{0,6 cdot 10^-3} over {1,5} +
{0,1 cdot 10^-3} over {0,9}

right ) cdot {1 over {{2 cdot 10^-3}  cdot {2 cdot 10^-3}}} cdot 0,85 
= 108 {K over {Вт cdot м}}</annotation>
  </semantics>
</math>
</file>

<file path=Object 26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DD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1,2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,2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67</mn>
          </mrow>
        </mrow>
        <mo stretchy="false">=</mo>
        <mn>219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DD1 = left (

{0,6 cdot 10^-3} over {1,5} +
{0,1 cdot 10^-3} over {0,9}

right ) cdot {1 over {{1,25 cdot 10^-3}  cdot {1,25 cdot 10^-3}}} cdot 0,67 
= 219 {K over {Вт cdot м}}</annotation>
  </semantics>
</math>
</file>

<file path=Object 27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VD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57</mn>
          </mrow>
        </mrow>
        <mo stretchy="false">=</mo>
        <mn>291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VD1 = left (

{0,6 cdot 10^-3} over {1,5} +
{0,1 cdot 10^-3} over {0,9}

right ) cdot {1 over {{1 cdot 10^-3}  cdot {1 cdot 10^-3}}} cdot 0,57 
= 291 {K over {Вт cdot м}}</annotation>
  </semantics>
</math>
</file>

<file path=Object 28/content.xml><?xml version="1.0" encoding="utf-8"?>
<math xmlns="http://www.w3.org/1998/Math/MathML">
  <semantics>
    <mrow>
      <mrow>
        <mrow>
          <msubsup>
            <mi>R</mi>
            <mrow>
              <mi>T</mi>
              <mi mathvariant="italic">эфф</mi>
            </mrow>
            <mi mathvariant="italic">VT1</mi>
          </msubsup>
          <mo stretchy="false">=</mo>
          <mrow>
            <mrow>
              <mfenced open="(" close=")">
                <mrow>
                  <mrow>
                    <mfrac>
                      <mrow>
                        <mrow>
                          <mn>0,6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1,5</mn>
                      </mrow>
                    </mfrac>
                    <mo stretchy="false">+</mo>
                    <mfrac>
                      <mrow>
                        <mrow>
                          <mn>0,1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row>
                        <mn>0,9</mn>
                      </mrow>
                    </mfrac>
                  </mrow>
                </mrow>
              </mfenced>
              <mo stretchy="false">⋅</mo>
              <mrow>
                <mfrac>
                  <mn>1</mn>
                  <mrow>
                    <mrow>
                      <mrow>
                        <mrow>
                          <mn>0,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  <mo stretchy="false">⋅</mo>
                      <mrow>
                        <mrow>
                          <mn>0,5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row>
                  </mrow>
                </mfrac>
              </mrow>
            </mrow>
            <mo stretchy="false">⋅</mo>
            <mn>0,35</mn>
          </mrow>
        </mrow>
        <mo stretchy="false">=</mo>
        <mn>714</mn>
      </mrow>
      <mrow>
        <mfrac>
          <mi>K</mi>
          <mrow>
            <mrow>
              <mi mathvariant="italic">Вт</mi>
              <mo stretchy="false">⋅</mo>
              <mi>м</mi>
            </mrow>
          </mrow>
        </mfrac>
      </mrow>
    </mrow>
    <annotation encoding="StarMath 5.0">R_{T эфф}^VT1 = left (

{0,6 cdot 10^-3} over {1,5} +
{0,1 cdot 10^-3} over {0,9}

right ) cdot {1 over {{0,5 cdot 10^-3}  cdot {0,5 cdot 10^-3}}} cdot 0,35
= 714 {K over {Вт cdot м}}</annotation>
  </semantics>
</math>
</file>

<file path=Object 29/content.xml><?xml version="1.0" encoding="utf-8"?>
<math xmlns="http://www.w3.org/1998/Math/MathML">
  <semantics>
    <mrow>
      <mrow>
        <mrow>
          <msubsup>
            <mo stretchy="false">Θ</mo>
            <mi>Э</mi>
            <mi mathvariant="italic">R1</mi>
          </msubsup>
          <mo stretchy="false">=</mo>
          <mrow>
            <mn>0,0052</mn>
            <mo stretchy="false">⋅</mo>
            <mn>784</mn>
          </mrow>
        </mrow>
        <mo stretchy="false">=</mo>
        <mn>4,1</mn>
      </mrow>
    </mrow>
    <annotation encoding="StarMath 5.0">%THETA_Э^R1 = 0,0052 cdot 784 = 4,1</annotation>
  </semantics>
</math>
</file>

<file path=Object 3/content.xml><?xml version="1.0" encoding="utf-8"?>
<math xmlns="http://www.w3.org/1998/Math/MathML">
  <semantics>
    <mrow>
      <msub>
        <mi>R</mi>
        <mi>K</mi>
      </msub>
    </mrow>
    <annotation encoding="StarMath 5.0">R_K</annotation>
  </semantics>
</math>
</file>

<file path=Object 30/content.xml><?xml version="1.0" encoding="utf-8"?>
<math xmlns="http://www.w3.org/1998/Math/MathML">
  <semantics>
    <mrow>
      <mrow>
        <mrow>
          <msubsup>
            <mo stretchy="false">Θ</mo>
            <mi>Э</mi>
            <mi mathvariant="italic">R2</mi>
          </msubsup>
          <mo stretchy="false">=</mo>
          <mrow>
            <mn>0,00135</mn>
            <mo stretchy="false">⋅</mo>
            <mn>944</mn>
          </mrow>
        </mrow>
        <mo stretchy="false">=</mo>
        <mn>1,3</mn>
      </mrow>
    </mrow>
    <annotation encoding="StarMath 5.0">%THETA_Э^R2 = 0,00135 cdot 944 = 1,3</annotation>
  </semantics>
</math>
</file>

<file path=Object 31/content.xml><?xml version="1.0" encoding="utf-8"?>
<math xmlns="http://www.w3.org/1998/Math/MathML">
  <semantics>
    <mrow>
      <mrow>
        <mrow>
          <msubsup>
            <mo stretchy="false">Θ</mo>
            <mi>Э</mi>
            <mi mathvariant="italic">R3</mi>
          </msubsup>
          <mo stretchy="false">=</mo>
          <mrow>
            <mn>0,061</mn>
            <mo stretchy="false">⋅</mo>
            <mn>155</mn>
          </mrow>
        </mrow>
        <mo stretchy="false">=</mo>
        <mn>9,5</mn>
      </mrow>
    </mrow>
    <annotation encoding="StarMath 5.0">%THETA_Э^R3 = 0,061 cdot 155 = 9,5</annotation>
  </semantics>
</math>
</file>

<file path=Object 32/content.xml><?xml version="1.0" encoding="utf-8"?>
<math xmlns="http://www.w3.org/1998/Math/MathML">
  <semantics>
    <mrow>
      <mrow>
        <mrow>
          <msubsup>
            <mo stretchy="false">Θ</mo>
            <mi>Э</mi>
            <mi mathvariant="italic">R4</mi>
          </msubsup>
          <mo stretchy="false">=</mo>
          <mrow>
            <mn>0,000043</mn>
            <mo stretchy="false">⋅</mo>
            <mn>38</mn>
          </mrow>
        </mrow>
        <mo stretchy="false">=</mo>
        <mn>0,002</mn>
      </mrow>
    </mrow>
    <annotation encoding="StarMath 5.0">%THETA_Э^R4 = 0,000043 cdot 38 = 0,002</annotation>
  </semantics>
</math>
</file>

<file path=Object 33/content.xml><?xml version="1.0" encoding="utf-8"?>
<math xmlns="http://www.w3.org/1998/Math/MathML">
  <semantics>
    <mrow>
      <mrow>
        <mrow>
          <msubsup>
            <mo stretchy="false">Θ</mo>
            <mi>Э</mi>
            <mi mathvariant="italic">R5</mi>
          </msubsup>
          <mo stretchy="false">=</mo>
          <mrow>
            <msub>
              <mi>P</mi>
              <mi>Э</mi>
            </msub>
            <mo stretchy="false">⋅</mo>
            <mn>167</mn>
          </mrow>
        </mrow>
        <mo stretchy="false">=</mo>
        <mn>15</mn>
      </mrow>
    </mrow>
    <annotation encoding="StarMath 5.0">%THETA_Э^R5 = P_Э cdot 167 = 15</annotation>
  </semantics>
</math>
</file>

<file path=Object 34/content.xml><?xml version="1.0" encoding="utf-8"?>
<math xmlns="http://www.w3.org/1998/Math/MathML">
  <semantics>
    <mrow>
      <mrow>
        <mrow>
          <msubsup>
            <mo stretchy="false">Θ</mo>
            <mi>Э</mi>
            <mi mathvariant="italic">C1</mi>
          </msubsup>
          <mo stretchy="false">=</mo>
          <mrow>
            <mn>0,018</mn>
            <mo stretchy="false">⋅</mo>
            <mn>108</mn>
          </mrow>
        </mrow>
        <mo stretchy="false">=</mo>
        <mn>2</mn>
      </mrow>
    </mrow>
    <annotation encoding="StarMath 5.0">%THETA_Э^C1 = 0,018 cdot 108 = 2</annotation>
  </semantics>
</math>
</file>

<file path=Object 35/content.xml><?xml version="1.0" encoding="utf-8"?>
<math xmlns="http://www.w3.org/1998/Math/MathML">
  <semantics>
    <mrow>
      <mrow>
        <mrow>
          <msubsup>
            <mo stretchy="false">Θ</mo>
            <mi>Э</mi>
            <mi mathvariant="italic">DD1</mi>
          </msubsup>
          <mo stretchy="false">=</mo>
          <mrow>
            <mn>0,018</mn>
            <mo stretchy="false">⋅</mo>
            <mn>219</mn>
          </mrow>
        </mrow>
        <mo stretchy="false">=</mo>
        <mn>4</mn>
      </mrow>
    </mrow>
    <annotation encoding="StarMath 5.0">%THETA_Э^DD1 = 0,018 cdot 219 = 4</annotation>
  </semantics>
</math>
</file>

<file path=Object 36/content.xml><?xml version="1.0" encoding="utf-8"?>
<math xmlns="http://www.w3.org/1998/Math/MathML">
  <semantics>
    <mrow>
      <mrow>
        <mrow>
          <msubsup>
            <mo stretchy="false">Θ</mo>
            <mi>Э</mi>
            <mi mathvariant="italic">VD1</mi>
          </msubsup>
          <mo stretchy="false">=</mo>
          <mrow>
            <mn>0,018</mn>
            <mo stretchy="false">⋅</mo>
            <mn>291</mn>
          </mrow>
        </mrow>
        <mo stretchy="false">=</mo>
        <mn>5</mn>
      </mrow>
    </mrow>
    <annotation encoding="StarMath 5.0">%THETA_Э^VD1 = 0,018 cdot 291 = 5</annotation>
  </semantics>
</math>
</file>

<file path=Object 37/content.xml><?xml version="1.0" encoding="utf-8"?>
<math xmlns="http://www.w3.org/1998/Math/MathML">
  <semantics>
    <mrow>
      <mrow>
        <mrow>
          <msubsup>
            <mo stretchy="false">Θ</mo>
            <mi>Э</mi>
            <mi mathvariant="italic">VT1</mi>
          </msubsup>
          <mo stretchy="false">=</mo>
          <mrow>
            <mn>0,015</mn>
            <mo stretchy="false">⋅</mo>
            <mn>714</mn>
          </mrow>
        </mrow>
        <mo stretchy="false">=</mo>
        <mn>11</mn>
      </mrow>
    </mrow>
    <annotation encoding="StarMath 5.0">%THETA_Э^VT1 = 0,015 cdot 714 = 11</annotation>
  </semantics>
</math>
</file>

<file path=Object 38/content.xml><?xml version="1.0" encoding="utf-8"?>
<math xmlns="http://www.w3.org/1998/Math/MathML">
  <semantics>
    <mrow>
      <mrow>
        <msub>
          <mi>T</mi>
          <mi>Э</mi>
        </msub>
        <mo stretchy="false">=</mo>
        <mrow>
          <mrow>
            <msub>
              <mi>Т</mi>
              <mi>С</mi>
            </msub>
            <mo stretchy="false">+</mo>
            <msub>
              <mo stretchy="false">Θ</mo>
              <mi>K</mi>
            </msub>
          </mrow>
          <mo stretchy="false">+</mo>
          <msub>
            <mo stretchy="false">Θ</mo>
            <mi>Э</mi>
          </msub>
        </mrow>
      </mrow>
    </mrow>
    <annotation encoding="StarMath 5.0">T_Э = Т_С + %THETA_K + %THETA_Э</annotation>
  </semantics>
</math>
</file>

<file path=Object 39/content.xml><?xml version="1.0" encoding="utf-8"?>
<math xmlns="http://www.w3.org/1998/Math/MathML">
  <semantics>
    <mrow>
      <mrow>
        <mrow>
          <msubsup>
            <mi>T</mi>
            <mi>Э</mi>
            <mi mathvariant="italic">R1</mi>
          </msubsup>
          <mo stretchy="false">=</mo>
          <mrow>
            <mrow>
              <mn>50</mn>
              <mo stretchy="false">+</mo>
              <mn>32</mn>
            </mrow>
            <mo stretchy="false">+</mo>
            <mn>4,1</mn>
          </mrow>
        </mrow>
        <mo stretchy="false">=</mo>
        <mn>86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1 = 50 + 32 + 4,1 = 86 {}^circ C &lt; 125 {}^circ C</annotation>
  </semantics>
</math>
</file>

<file path=Object 4/content.xml><?xml version="1.0" encoding="utf-8"?>
<math xmlns="http://www.w3.org/1998/Math/MathML">
  <semantics>
    <mrow>
      <mrow>
        <msub>
          <mi>R</mi>
          <mi>K</mi>
        </msub>
        <mo stretchy="false">=</mo>
        <mfrac>
          <mn>1</mn>
          <mrow>
            <mrow>
              <mo stretchy="false">α</mo>
              <mo stretchy="false">⋅</mo>
              <msub>
                <mi>S</mi>
                <mi>T</mi>
              </msub>
            </mrow>
          </mrow>
        </mfrac>
      </mrow>
    </mrow>
    <annotation encoding="StarMath 5.0">R_K = 1 over {%alpha cdot S_T}</annotation>
  </semantics>
</math>
</file>

<file path=Object 40/content.xml><?xml version="1.0" encoding="utf-8"?>
<math xmlns="http://www.w3.org/1998/Math/MathML">
  <semantics>
    <mrow>
      <mrow>
        <mrow>
          <msubsup>
            <mi>T</mi>
            <mi>Э</mi>
            <mi mathvariant="italic">R2</mi>
          </msubsup>
          <mo stretchy="false">=</mo>
          <mrow>
            <mrow>
              <mn>50</mn>
              <mo stretchy="false">+</mo>
              <mn>32</mn>
            </mrow>
            <mo stretchy="false">+</mo>
            <mn>1,3</mn>
          </mrow>
        </mrow>
        <mo stretchy="false">=</mo>
        <mn>83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2 = 50 + 32 + 1,3 = 83 {}^circ C &lt; 125 {}^circ C</annotation>
  </semantics>
</math>
</file>

<file path=Object 41/content.xml><?xml version="1.0" encoding="utf-8"?>
<math xmlns="http://www.w3.org/1998/Math/MathML">
  <semantics>
    <mrow>
      <mrow>
        <mrow>
          <msubsup>
            <mi>T</mi>
            <mi>Э</mi>
            <mi mathvariant="italic">R3</mi>
          </msubsup>
          <mo stretchy="false">=</mo>
          <mrow>
            <mrow>
              <mn>50</mn>
              <mo stretchy="false">+</mo>
              <mn>32</mn>
            </mrow>
            <mo stretchy="false">+</mo>
            <mn>9,5</mn>
          </mrow>
        </mrow>
        <mo stretchy="false">=</mo>
        <mn>92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3 = 50 + 32 + 9,5 = 92 {}^circ C &lt; 125 {}^circ C</annotation>
  </semantics>
</math>
</file>

<file path=Object 42/content.xml><?xml version="1.0" encoding="utf-8"?>
<math xmlns="http://www.w3.org/1998/Math/MathML">
  <semantics>
    <mrow>
      <mrow>
        <mrow>
          <msubsup>
            <mi>T</mi>
            <mi>Э</mi>
            <mi mathvariant="italic">R4</mi>
          </msubsup>
          <mo stretchy="false">=</mo>
          <mrow>
            <mrow>
              <mn>50</mn>
              <mo stretchy="false">+</mo>
              <mn>32</mn>
            </mrow>
            <mo stretchy="false">+</mo>
            <mn>0,002</mn>
          </mrow>
        </mrow>
        <mo stretchy="false">=</mo>
        <mn>82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4 = 50 + 32 + 0,002 = 82 {}^circ C &lt; 125 {}^circ C</annotation>
  </semantics>
</math>
</file>

<file path=Object 43/content.xml><?xml version="1.0" encoding="utf-8"?>
<math xmlns="http://www.w3.org/1998/Math/MathML">
  <semantics>
    <mrow>
      <mrow>
        <mrow>
          <msubsup>
            <mi>T</mi>
            <mi>Э</mi>
            <mi mathvariant="italic">R5</mi>
          </msubsup>
          <mo stretchy="false">=</mo>
          <mrow>
            <mrow>
              <mn>50</mn>
              <mo stretchy="false">+</mo>
              <mn>32</mn>
            </mrow>
            <mo stretchy="false">+</mo>
            <mn>15</mn>
          </mrow>
        </mrow>
        <mo stretchy="false">=</mo>
        <mn>97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R5 = 50 + 32 + 15 = 97 {}^circ C &lt; 125 {}^circ C</annotation>
  </semantics>
</math>
</file>

<file path=Object 44/content.xml><?xml version="1.0" encoding="utf-8"?>
<math xmlns="http://www.w3.org/1998/Math/MathML">
  <semantics>
    <mrow>
      <mrow>
        <mrow>
          <msubsup>
            <mi>T</mi>
            <mi>Э</mi>
            <mi mathvariant="italic">C1</mi>
          </msubsup>
          <mo stretchy="false">=</mo>
          <mrow>
            <mrow>
              <mn>50</mn>
              <mo stretchy="false">+</mo>
              <mn>32</mn>
            </mrow>
            <mo stretchy="false">+</mo>
            <mn>2</mn>
          </mrow>
        </mrow>
        <mo stretchy="false">=</mo>
        <mn>84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C1 = 50 + 32 + 2 = 84 {}^circ C &lt; 125 {}^circ C</annotation>
  </semantics>
</math>
</file>

<file path=Object 45/content.xml><?xml version="1.0" encoding="utf-8"?>
<math xmlns="http://www.w3.org/1998/Math/MathML">
  <semantics>
    <mrow>
      <mrow>
        <mrow>
          <msubsup>
            <mi>T</mi>
            <mi>Э</mi>
            <mi mathvariant="italic">DD1</mi>
          </msubsup>
          <mo stretchy="false">=</mo>
          <mrow>
            <mrow>
              <mn>50</mn>
              <mo stretchy="false">+</mo>
              <mn>32</mn>
            </mrow>
            <mo stretchy="false">+</mo>
            <mn>4</mn>
          </mrow>
        </mrow>
        <mo stretchy="false">=</mo>
        <mn>86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DD1 = 50 + 32 + 4 = 86 {}^circ C &lt; 125 {}^circ C</annotation>
  </semantics>
</math>
</file>

<file path=Object 46/content.xml><?xml version="1.0" encoding="utf-8"?>
<math xmlns="http://www.w3.org/1998/Math/MathML">
  <semantics>
    <mrow>
      <mrow>
        <mrow>
          <msubsup>
            <mi>T</mi>
            <mi>Э</mi>
            <mi mathvariant="italic">VD1</mi>
          </msubsup>
          <mo stretchy="false">=</mo>
          <mrow>
            <mrow>
              <mn>50</mn>
              <mo stretchy="false">+</mo>
              <mn>32</mn>
            </mrow>
            <mo stretchy="false">+</mo>
            <mn>5</mn>
          </mrow>
        </mrow>
        <mo stretchy="false">=</mo>
        <mn>87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VD1 = 50 + 32 + 5 = 87  {}^circ C &lt; 125 {}^circ C</annotation>
  </semantics>
</math>
</file>

<file path=Object 47/content.xml><?xml version="1.0" encoding="utf-8"?>
<math xmlns="http://www.w3.org/1998/Math/MathML">
  <semantics>
    <mrow>
      <mrow>
        <mrow>
          <msubsup>
            <mi>T</mi>
            <mi>Э</mi>
            <mi mathvariant="italic">VT1</mi>
          </msubsup>
          <mo stretchy="false">=</mo>
          <mrow>
            <mrow>
              <mn>50</mn>
              <mo stretchy="false">+</mo>
              <mn>32</mn>
            </mrow>
            <mo stretchy="false">+</mo>
            <mn>11</mn>
          </mrow>
        </mrow>
        <mo stretchy="false">=</mo>
        <mn>93</mn>
      </mrow>
      <msup>
        <mrow/>
        <mo stretchy="false">∘</mo>
      </msup>
      <mrow>
        <mi>C</mi>
        <mo stretchy="false">&lt;</mo>
        <mn>125</mn>
      </mrow>
      <msup>
        <mrow/>
        <mo stretchy="false">∘</mo>
      </msup>
      <mi>C</mi>
    </mrow>
    <annotation encoding="StarMath 5.0">T_Э^VT1 = 50 + 32 + 11 = 93 {}^circ C &lt; 125 {}^circ C</annotation>
  </semantics>
</math>
</file>

<file path=Object 5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/content.xml><?xml version="1.0" encoding="utf-8"?>
<math xmlns="http://www.w3.org/1998/Math/MathML">
  <semantics>
    <mrow>
      <msub>
        <mi>S</mi>
        <mi>T</mi>
      </msub>
    </mrow>
    <annotation encoding="StarMath 5.0">S_T</annotation>
  </semantics>
</math>
</file>

<file path=Object 7/content.xml><?xml version="1.0" encoding="utf-8"?>
<math xmlns="http://www.w3.org/1998/Math/MathML">
  <semantics>
    <mrow>
      <mrow>
        <mrow>
          <mrow>
            <msub>
              <mo stretchy="false">Θ</mo>
              <mi>K</mi>
            </msub>
            <mo stretchy="false">=</mo>
            <mfrac>
              <msub>
                <mi>P</mi>
                <mo stretchy="false">Σ</mo>
              </msub>
              <mrow>
                <mrow>
                  <mo stretchy="false">α</mo>
                  <mo stretchy="false">⋅</mo>
                  <msub>
                    <mi>S</mi>
                    <mi>T</mi>
                  </msub>
                </mrow>
              </mrow>
            </mfrac>
          </mrow>
          <mo stretchy="false">=</mo>
          <mfrac>
            <mrow>
              <mn>160</mn>
              <mi mathvariant="italic">мВт</mi>
            </mrow>
            <mrow>
              <mn>20</mn>
              <mrow>
                <mfrac>
                  <mi mathvariant="italic">Вт</mi>
                  <mrow>
                    <mrow>
                      <msup>
                        <mi>м</mi>
                        <mn>2</mn>
                      </msup>
                      <mo stretchy="false">⋅</mo>
                      <mi>K</mi>
                    </mrow>
                  </mrow>
                </mfrac>
                <mo stretchy="false">⋅</mo>
                <mrow>
                  <mo stretchy="false">(</mo>
                  <mrow>
                    <mn>15</mn>
                    <mrow>
                      <mi mathvariant="italic">мм</mi>
                      <mo stretchy="false">×</mo>
                      <mn>16,5</mn>
                    </mrow>
                    <mi mathvariant="italic">мм</mi>
                  </mrow>
                  <mo stretchy="false">)</mo>
                </mrow>
              </mrow>
            </mrow>
          </mfrac>
        </mrow>
        <mo stretchy="false">=</mo>
        <mn>32</mn>
      </mrow>
      <msup>
        <mrow/>
        <mo stretchy="false">∘</mo>
      </msup>
      <mi>C</mi>
    </mrow>
    <annotation encoding="StarMath 5.0">%THETA_K = P_%SIGMA over {%alpha cdot S_T} = {160 мВт} over {20 Вт over {м^2 cdot K} cdot (15 мм times 16,5 мм )} = 32 {}^circ C</annotation>
  </semantics>
</math>
</file>

<file path=Object 8/content.xml><?xml version="1.0" encoding="utf-8"?>
<math xmlns="http://www.w3.org/1998/Math/MathML">
  <semantics>
    <mrow>
      <mrow>
        <msub>
          <mo stretchy="false">Θ</mo>
          <mi>Э</mi>
        </msub>
        <mo stretchy="false">=</mo>
        <mrow>
          <msub>
            <mi>P</mi>
            <mi>Э</mi>
          </msub>
          <mo stretchy="false">⋅</mo>
          <msub>
            <mi>R</mi>
            <mrow>
              <mi>Т</mi>
              <mi mathvariant="italic">эфф</mi>
            </mrow>
          </msub>
        </mrow>
      </mrow>
    </mrow>
    <annotation encoding="StarMath 5.0">%THETA_Э = P_Э cdot R_{Т эфф}</annotation>
  </semantics>
</math>
</file>

<file path=Object 9/content.xml><?xml version="1.0" encoding="utf-8"?>
<math xmlns="http://www.w3.org/1998/Math/MathML">
  <semantics>
    <mrow>
      <msub>
        <mi>P</mi>
        <mi>Э</mi>
      </msub>
    </mrow>
    <annotation encoding="StarMath 5.0">P_Э</annotation>
  </semantics>
</math>
</file>